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 fo:line-height="140%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line-break/><text:span text:style-name="T1"> cahier des charges (**) </text:span>:</text:p>
      <text:list xml:id="list5306154013649079744" text:style-name="L1">
        <text:list-item>
          <text:p text:style-name="P3">Introduction/Présentation </text:p>
          <text:list>
            <text:list-item>
              <text:p text:style-name="P3">Présentation du sujet (rapide)</text:p>
            </text:list-item>
            <text:list-item>
              <text:p text:style-name="P3">Définition mots clés </text:p>
            </text:list-item>
            <text:list-item>
              <text:p text:style-name="P3">C'est un site de ventes aux enchères en ligne, dédiés a mettre en compétition plusieurs utilisateurs pour l'acquisition d'un objet après un temps imparti</text:p>
            </text:list-item>
          </text:list>
        </text:list-item>
        <text:list-item>
          <text:p text:style-name="P3">Exemples de système comparables </text:p>
          <text:list>
            <text:list-item>
              <text:p text:style-name="P3">Ebay</text:p>
            </text:list-item>
            <text:list-item>
              <text:p text:style-name="P3">Chronogold</text:p>
            </text:list-item>
          </text:list>
        </text:list-item>
        <text:list-item>
          <text:p text:style-name="P4">Profils/Rôles d'utilisateurs </text:p>
          <text:list>
            <text:list-item>
              <text:p text:style-name="P4">Tous les users ont les mêmes droit sauf Admin (godlike)</text:p>
            </text:list-item>
          </text:list>
        </text:list-item>
        <text:list-item>
          <text:p text:style-name="P3">Fonctionnalités </text:p>
          <text:list>
            <text:list-item>
              <text:p text:style-name="P3">modules/sous-parties du site (et leurs fonctionnalités) </text:p>
              <text:list>
                <text:list-item>
                  <text:p text:style-name="P3">Accueil</text:p>
                </text:list-item>
                <text:list-item>
                  <text:p text:style-name="P3">Inscription/Connexion/Déconnexion</text:p>
                </text:list-item>
                <text:list-item>
                  <text:p text:style-name="P3">Parcourir liste objets</text:p>
                </text:list-item>
                <text:list-item>
                  <text:p text:style-name="P3">Placer une enchère sur un objet</text:p>
                </text:list-item>
                <text:list-item>
                  <text:p text:style-name="P3">Supprimer une enchère sur un objet (sous conditions)</text:p>
                </text:list-item>
                <text:list-item>
                  <text:p text:style-name="P3">Créer/Supprimer une vente d'objet</text:p>
                </text:list-item>
                <text:list-item>
                  <text:p text:style-name="P3">Rechercher dans la liste d'objet (Catégories, mots-clés, utilisateur)</text:p>
                </text:list-item>
                <text:list-item>
                  <text:p text:style-name="P3">Noter les différents vendeurs et produits</text:p>
                </text:list-item>
                <text:list-item>
                  <text:p text:style-name="P3">Supprimer en compte (Admin)</text:p>
                </text:list-item>
                <text:list-item>
                  <text:p text:style-name="P3">Payer en ligne (Paypal/serveur paiement)</text:p>
                </text:list-item>
              </text:list>
            </text:list-item>
            <text:list-item>
              <text:p text:style-name="P3">croquis illustrant certaines pages (***) </text:p>
            </text:list-item>
            <text:list-item>
              <text:p text:style-name="P3">droits relatifs à ces fonctionnalités et accès des profils/rôles d'utilisateurs à ces droits </text:p>
            </text:list-item>
          </text:list>
        </text:list-item>
        <text:list-item>
          <text:p text:style-name="P3">Contraintes </text:p>
          <text:list>
            <text:list-item>
              <text:p text:style-name="P3">Temps (enchère de dernier moment)</text:p>
            </text:list-item>
            <text:list-item>
              <text:p text:style-name="P3">Rétractation sur enchère</text:p>
            </text:list-item>
            <text:list-item>
              <text:p text:style-name="P3">Pas minimum d'enchère </text:p>
            </text:list-item>
            <text:list-item>
              <text:p text:style-name="P3">Moyen de paiement </text:p>
            </text:list-item>
            <text:list-item>
              <text:p text:style-name="P3">Taxes de ventes</text:p>
            </text:list-item>
            <text:list-item>
              <text:p text:style-name="P3">Indivisibilité des lots en vente</text:p>
            </text:list-item>
            <text:list-item>
              <text:p text:style-name="P3"/>
            </text:list-item>
          </text:list>
        </text:list-item>
        <text:list-item>
          <text:p text:style-name="P3">Scénario d'utilisation</text:p>
          <text:list>
            <text:list-item>
              <text:p text:style-name="P1"> </text:p>
            </text:list-item>
          </text:list>
        </text:list-item>
      </text:list>
      <text:p text:style-name="Text_20_body">Et voici quelques types de diagrammes que l'on peut également y trouver :</text:p>
      <text:list xml:id="list7679882209927200212" text:style-name="L2">
        <text:list-item>
          <text:p text:style-name="P5">diagramme d'états-transitions (illustrant la navigation entre les pages du site) </text:p>
        </text:list-item>
        <text:list-item>
          <text:p text:style-name="P2">diagramme de cas d'utilisations </text:p>
        </text:list-item>
      </text:list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ar" style:country-complex="M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ar" style:country-complex="M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Aacha</meta:initial-creator>
    <meta:creation-date>2015-03-24T14:19:13.87</meta:creation-date>
    <dc:date>2015-03-24T15:12:59.56</dc:date>
    <dc:creator>Emmanuel Aacha</dc:creator>
    <meta:editing-duration>PT7M3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36" meta:word-count="212" meta:character-count="1347"/>
  </office:meta>
</office:document-meta>
</file>